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e4f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3"><text:span text:style-name="T9">“No, they will be carried out by a nurse at the clinic, but the councillor will sort out the appointments.”</text:span></text:p>
      <text:p text:style-name="P3"><text:soft-page-break/><text:span text:style-name="T9">“Right thank you doctor” She stood ready to leave, “lets go Megan”</text:span></text:p>
      <text:p text:style-name="P4"><text:span text:style-name="T5">Slowly she stood up and as her mother put her arm over her shoulder to escort her to the door, she proceeded slowly to the exit.</text:span></text:p>
      <text:p text:style-name="P4">“<text:span text:style-name="T11">Mrs Menzies ...” he paused, coughed and then “it'll be best to assume the tests are right and then … well if there has been a mistake then ...”</text:span></text:p>
      <text:p text:style-name="P4">“<text:span text:style-name="T11">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20:31.748915254</dc:date>
    <meta:editing-cycles>13</meta:editing-cycles>
    <meta:editing-duration>PT1H27M27S</meta:editing-duration>
    <dc:creator>Pete Curati</dc:creator>
    <meta:document-statistic meta:table-count="0" meta:image-count="0" meta:object-count="0" meta:page-count="2" meta:paragraph-count="17" meta:word-count="768" meta:character-count="4127" meta:non-whitespace-character-count="3353"/>
    <meta:user-defined meta:name="Info 1"/>
    <meta:user-defined meta:name="Info 2"/>
    <meta:user-defined meta:name="Info 3"/>
    <meta:user-defined meta:name="Info 4"/>
  </office:meta>
</office:document-meta>
</file>